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a581f"/>
    </style:style>
    <style:style style:name="P2" style:family="paragraph" style:parent-style-name="Standard">
      <style:text-properties officeooo:paragraph-rsid="000bf46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l(0xAA)</text:p>
      <text:p text:style-name="P1">del(0xBB) -&gt; wait del(right)</text:p>
      <text:p text:style-name="P1"><text:tab/><text:tab/> <text:s text:c="6"/>delete temp</text:p>
      <text:p text:style-name="P1"/>
      <text:p text:style-name="P1">del(0xDD) -&gt; wait del(right)</text:p>
      <text:p text:style-name="P1"><text:tab/><text:tab/><text:tab/> delete temp</text:p>
      <text:p text:style-name="P1"/>
      <text:p text:style-name="P1">del(0xDD-&gt;left) = null -&gt; wait del(right)</text:p>
      <text:p text:style-name="P1"><text:tab/><text:tab/><text:tab/> <text:s text:c="14"/>delete temp</text:p>
      <text:p text:style-name="P1"/>
      <text:p text:style-name="P1">del(0xDD-&gt;right) = null -&gt; wait delete temp</text:p>
      <text:p text:style-name="P1">delete temp = 0xDD</text:p>
      <text:p text:style-name="P1"/>
      <text:p text:style-name="P1">del(0xBB-&gt;right) = del(0x11) -&gt; wait delete temp </text:p>
      <text:p text:style-name="P1"/>
      <text:p text:style-name="P1">del(0x11-&gt;left) = null -&gt; wait del(right)</text:p>
      <text:p text:style-name="P1"><text:tab/><text:tab/><text:tab/><text:tab/> delete temp</text:p>
      <text:p text:style-name="P1"/>
      <text:p text:style-name="P1">del(0xDD-&gt;right) = null -&gt; wait delete temp</text:p>
      <text:p text:style-name="P1">delete temp = 0x11</text:p>
      <text:p text:style-name="P1"/>
      <text:p text:style-name="P1">del(0xBB-&gt;left) = null -&gt; wait del(right)</text:p>
      <text:p text:style-name="P1"><text:tab/><text:tab/><text:tab/><text:tab/> delete temp</text:p>
      <text:p text:style-name="P1"/>
      <text:p text:style-name="P1">del(0xBB-&gt;right) = null -&gt; wait delete temp</text:p>
      <text:p text:style-name="P1">delete temp = 0xBB</text:p>
      <text:p text:style-name="P1"/>
      <text:p text:style-name="P1">del(0xAA-&gt;left) = null -&gt; wait del(right)</text:p>
      <text:p text:style-name="P1"><text:tab/><text:tab/><text:tab/><text:tab/> <text:s text:c="2"/>delete temp</text:p>
      <text:p text:style-name="P1"/>
      <text:p text:style-name="P1">del(0xCC) -&gt; wait del(left)</text:p>
      <text:p text:style-name="P1"><text:tab/> <text:s text:c="18"/>delete temp</text:p>
      <text:p text:style-name="P1"/>
      <text:p text:style-name="P1">del(0x23) -&gt; wait del(right)</text:p>
      <text:p text:style-name="P1"><text:tab/><text:tab/> <text:s text:c="5"/>delete temp</text:p>
      <text:p text:style-name="P1"/>
      <text:p text:style-name="P2">del(0x23-&gt;left) = null -&gt; wait del(right)</text:p>
      <text:p text:style-name="P2"><text:tab/><text:tab/><text:tab/> <text:s text:c="12"/>delete temp</text:p>
      <text:p text:style-name="P2"/>
      <text:p text:style-name="P2">del(0x23-&gt;right) = null -&gt; wait delete temp</text:p>
      <text:p text:style-name="P2"><text:tab/><text:tab/><text:tab/><text:tab/> <text:s text:c="3"/>delete temp = 0x23</text:p>
      <text:p text:style-name="P2"/>
      <text:p text:style-name="P2">del(0xCC-&gt;left) = null</text:p>
      <text:p text:style-name="P2">del(0x34) -&gt; wait delete temp</text:p>
      <text:p text:style-name="P2"/>
      <text:p text:style-name="P2">del(0x34-&gt;left) = null -&gt; wait del(right)</text:p>
      <text:p text:style-name="P2"><text:tab/><text:tab/><text:tab/><text:tab/> <text:s/>delete temp</text:p>
      <text:p text:style-name="P2"/>
      <text:p text:style-name="P2">del(0x34-&gt;right) = null -&gt; wait delete temp</text:p>
      <text:p text:style-name="P2">delete temp = 0x34</text:p>
      <text:p text:style-name="P2"/>
      <text:p text:style-name="P2">del(0xCC-&gt;left) = null -&gt; wait del(right)</text:p>
      <text:p text:style-name="P2"><text:soft-page-break/><text:tab/><text:tab/><text:tab/><text:tab/> <text:s text:c="3"/>delete temp</text:p>
      <text:p text:style-name="P2"/>
      <text:p text:style-name="P2">del(0xCC-&gt;right) = null -&gt; wait delete temp</text:p>
      <text:p text:style-name="P2">delete temp = 0xCC</text:p>
      <text:p text:style-name="P2"/>
      <text:p text:style-name="P2">del(0xAA-&gt;left) = null -&gt; wait del(right)</text:p>
      <text:p text:style-name="P2"><text:tab/><text:tab/><text:tab/><text:tab/> <text:s text:c="3"/>delete temp</text:p>
      <text:p text:style-name="P2"/>
      <text:p text:style-name="P2">del(0xAA-&gt;right) = null -&gt; wait delete temp</text:p>
      <text:p text:style-name="P2">delete temp = 0xAA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0T23:28:39.037694655</meta:creation-date>
    <dc:date>2022-06-10T23:50:08.470297092</dc:date>
    <meta:editing-duration>PT38S</meta:editing-duration>
    <meta:editing-cycles>1</meta:editing-cycles>
    <meta:document-statistic meta:table-count="0" meta:image-count="0" meta:object-count="0" meta:page-count="2" meta:paragraph-count="42" meta:word-count="181" meta:character-count="1229" meta:non-whitespace-character-count="967"/>
    <meta:generator>LibreOffice/6.4.7.2$Linux_X86_64 LibreOffice_project/40$Build-2</meta:generator>
  </office:meta>
</office:document-meta>
</file>